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in" fo:margin-bottom="0.0835in" fo:text-align="start" style:justify-single-word="false" fo:text-indent="0in" style:auto-text-indent="false"/>
    </style:style>
    <style:style style:name="P3" style:family="paragraph" style:parent-style-name="Text_20_body">
      <style:paragraph-properties fo:margin-top="0in" fo:margin-bottom="0.0835in" fo:text-align="start" style:justify-single-word="false"/>
    </style:style>
    <style:style style:name="P4" style:family="paragraph" style:parent-style-name="Code">
      <style:paragraph-properties fo:margin-top="0in" fo:margin-bottom="0.0835in" fo:text-align="start" style:justify-single-word="false"/>
    </style:style>
    <style:style style:name="P5" style:family="paragraph" style:parent-style-name="Subtitle">
      <style:paragraph-properties fo:break-before="page"/>
    </style:style>
    <style:style style:name="P6" style:family="paragraph" style:parent-style-name="Standard">
      <style:paragraph-properties fo:break-before="page"/>
      <style:text-properties style:font-name="Liberation Sans" fo:font-weight="bold" style:font-weight-asian="bold" style:font-weight-complex="bold"/>
    </style:style>
    <style:style style:name="P7" style:family="paragraph" style:parent-style-name="Standard">
      <style:text-properties style:font-name="Liberation Sans"/>
    </style:style>
    <style:style style:name="P8" style:family="paragraph" style:parent-style-name="Standard">
      <style:text-properties style:font-name="Liberation Sans" fo:font-weight="bold" style:font-weight-asian="bold" style:font-weight-complex="bold"/>
    </style:style>
    <style:style style:name="P9" style:family="paragraph" style:parent-style-name="Text_20_body">
      <style:paragraph-properties fo:margin-left="0.4925in" fo:margin-right="0in" fo:text-indent="0in" style:auto-text-indent="false"/>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start" style:justify-single-word="false"/>
    </style:style>
    <style:style style:name="P12" style:family="paragraph" style:parent-style-name="Text_20_body">
      <style:text-properties style:font-name="Liberation Sans"/>
    </style:style>
    <style:style style:name="P13" style:family="paragraph" style:parent-style-name="Subtitle">
      <style:paragraph-properties fo:text-align="center" style:justify-single-word="false"/>
    </style:style>
    <style:style style:name="P14" style:family="paragraph" style:parent-style-name="Code">
      <style:paragraph-properties fo:margin-top="0.1665in" fo:margin-bottom="0.0835in"/>
    </style:style>
    <style:style style:name="P15" style:family="paragraph" style:parent-style-name="Code">
      <style:paragraph-properties fo:margin-top="0.1665in" fo:margin-bottom="0.0835in"/>
      <style:text-properties style:font-name="Liberation Sans" style:font-name-asian="DejaVu LGC Sans" style:font-name-complex="DejaVu LGC Sans"/>
    </style:style>
    <style:style style:name="P16" style:family="paragraph" style:parent-style-name="Text_20_body">
      <style:paragraph-properties fo:margin-top="0.1665in" fo:margin-bottom="0.0835in"/>
    </style:style>
    <style:style style:name="P17" style:family="paragraph" style:parent-style-name="Text_20_body">
      <style:paragraph-properties fo:margin-top="0.1665in" fo:margin-bottom="0.0835in"/>
      <style:text-properties style:font-name="Liberation Sans" style:font-name-asian="DejaVu LGC Sans" style:font-name-complex="DejaVu LGC Sans"/>
    </style:style>
    <style:style style:name="P18" style:family="paragraph" style:parent-style-name="Contents_20_3">
      <style:paragraph-properties>
        <style:tab-stops>
          <style:tab-stop style:position="6.2992in" style:type="right" style:leader-style="dotted" style:leader-text="."/>
        </style:tab-stops>
      </style:paragraph-properties>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Contents_20_2">
      <style:paragraph-properties>
        <style:tab-stops>
          <style:tab-stop style:position="6.4957in"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Heading_20_2">
      <style:paragraph-properties fo:margin-top="0.1665in" fo:margin-bottom="0.0835in" fo:keep-with-next="always"/>
    </style:style>
    <style:style style:name="P30" style:family="paragraph" style:parent-style-name="Heading_20_3">
      <style:paragraph-properties fo:margin-top="0.1665in" fo:margin-bottom="0.0835in" fo:keep-with-next="always"/>
    </style:style>
    <style:style style:name="P31"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underline-style="solid" style:text-underline-type="double"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3">Version 2.2.0</text:p>
      <text:p text:style-name="Subtitle">24 Jun 2014</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Introduction to Byteman<text:tab/>5</text:p>
          <text:p text:style-name="P20">Running an Application with the Byteman Agent<text:tab/>5</text:p>
          <text:p text:style-name="P20">Event Condition Action Rules<text:tab/>6</text:p>
          <text:p text:style-name="P20">Rule Bindings and Parameterization<text:tab/>7</text:p>
          <text:p text:style-name="P20">Built-in Conditions and Actions<text:tab/>7</text:p>
          <text:p text:style-name="P20">Extending or Replacing the Byteman Language Built-ins<text:tab/>8</text:p>
          <text:p text:style-name="P20">Agent Transformation<text:tab/>9</text:p>
          <text:p text:style-name="P20">Agent Retransformation<text:tab/>10</text:p>
          <text:p text:style-name="P20">ECA Rule Engine<text:tab/>10</text:p>
          <text:p text:style-name="P19">The Byteman Rule Language<text:tab/>12</text:p>
          <text:p text:style-name="P20">Rule Events<text:tab/>12</text:p>
          <text:p text:style-name="P18">Class Rules vs Interface Rules<text:tab/>13</text:p>
          <text:p text:style-name="P18">Overriding <text:s/>Rules<text:tab/>13</text:p>
          <text:p text:style-name="P18">Overriding Interface Rules<text:tab/>15</text:p>
          <text:p text:style-name="P18">Location Specifiers<text:tab/>15</text:p>
          <text:p text:style-name="P20">Rule Bindings<text:tab/>19</text:p>
          <text:p text:style-name="P20">Rule Expressions<text:tab/>19</text:p>
          <text:p text:style-name="P20">Rule Conditions<text:tab/>21</text:p>
          <text:p text:style-name="P20">Rule Actions<text:tab/>22</text:p>
          <text:p text:style-name="P20">Built-In Calls<text:tab/>23</text:p>
          <text:p text:style-name="P20">User-Defined Rule Helpers<text:tab/>24</text:p>
          <text:p text:style-name="P20">The Rule Helper Lifecycle Methods<text:tab/>25</text:p>
          <text:p text:style-name="P19">Byteman Rule Language Standard Built-Ins<text:tab/>27</text:p>
          <text:p text:style-name="P20">Thread Coordination Operations<text:tab/>27</text:p>
          <text:p text:style-name="P18">Waiters<text:tab/>27</text:p>
          <text:p text:style-name="P18">Rendezvous<text:tab/>28</text:p>
          <text:p text:style-name="P18">Joiners<text:tab/>29</text:p>
          <text:p text:style-name="P18">Aborting Execution<text:tab/>30</text:p>
          <text:p text:style-name="P20">Rule State Management Operations<text:tab/>30</text:p>
          <text:p text:style-name="P18">CountDowns<text:tab/>30</text:p>
          <text:p text:style-name="P18">Flags<text:tab/>31</text:p>
          <text:p text:style-name="P18">Counters<text:tab/>31</text:p>
          <text:p text:style-name="P18">Timers<text:tab/>32</text:p>
          <text:p text:style-name="P18">Recursive Triggering<text:tab/>32</text:p>
          <text:p text:style-name="P20">Trace and Debug Operations<text:tab/>34</text:p>
          <text:p text:style-name="P18">Debugging<text:tab/>34</text:p>
          <text:p text:style-name="P18">Tracing<text:tab/>34</text:p>
          <text:p text:style-name="P20">Stack Management Operations<text:tab/>35</text:p>
          <text:p text:style-name="P18">Checking The Call Tree<text:tab/>35</text:p>
          <text:p text:style-name="P18">Tracing the Caller Stack<text:tab/>37</text:p>
          <text:p text:style-name="P18">Selective Stack Tracing Using a Regular Expression Filter<text:tab/>37</text:p>
          <text:p text:style-name="P18">Stack Range Tracing<text:tab/>39</text:p>
          <text:p text:style-name="P18">Tracing Named Thread Stacks<text:tab/>41</text:p>
          <text:p text:style-name="P20">Default Helper Lifecycle Methods<text:tab/>42</text:p>
          <text:p text:style-name="P19">Using Byteman<text:tab/>43</text:p>
          <text:p text:style-name="P20">Using Byteman from java or ant<text:tab/>43</text:p>
          <text:p text:style-name="P20">Using Byteman from maven<text:tab/>43</text:p>
          <text:p text:style-name="P20">Obtaining the source build tree<text:tab/>43</text:p>
          <text:p text:style-name="P20"><text:soft-page-break/>Building Byteman from the sources<text:tab/>44</text:p>
          <text:p text:style-name="P20">Running Applications with Byteman<text:tab/>44</text:p>
          <text:p text:style-name="P20">Configuring a java agent<text:tab/>44</text:p>
          <text:p text:style-name="P20">Installing Byteman in a Running JVM using Script bminstall<text:tab/>45</text:p>
          <text:p text:style-name="P20">Available -javaagent Options<text:tab/>45</text:p>
          <text:p text:style-name="P20">Running Byteman Using Script bmjava<text:tab/>46</text:p>
          <text:p text:style-name="P20">Submitting Rules Dynamically Using Script bmsubmit<text:tab/>47</text:p>
          <text:p text:style-name="P20">Checking Rules Offline Using Script bmcheck<text:tab/>48</text:p>
          <text:p text:style-name="P20">Installing And Submitting from Java<text:tab/>49</text:p>
          <text:p text:style-name="P20">Environment Settings<text:tab/>49</text:p>
        </text:index-body>
      </text:table-of-content>
      <text:p text:style-name="Subtitle"/>
      <text:p text:style-name="P6">Legal Notices</text:p>
      <text:p text:style-name="P7">The information contained in this documentation is subject to change without notice.</text:p>
      <text:p text:style-name="P7">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8">Copyright</text:p>
      <text:p text:style-name="P7">JBoss, Home of Professional Open Source. Copyright 2008-2012, Red Hat and individual contributors by the @authors tag. See the copyright.txt in the distribution for a full listing of individual contributors.</text:p>
      <text:p text:style-name="P7">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7">See the GNU General Public License for more details.</text:p>
      <text:p text:style-name="P7">You should have received a copy of the GNU Lesser General Public License along with this software; if not, write to the Free Software Foundation, Inc., 51 Franklin St, Fifth Floor, Boston, MA 02110-1301 USA, or see the FSF site: http://www.fsf.org. </text:p>
      <text:p text:style-name="P8">Restricted Rights Legend</text:p>
      <text:p text:style-name="P7">Use, duplication, or disclosure is subject to restrictions as set forth in contract subdivision (c)(1)(ii) of the Rights in Technical Data and Computer Software clause 52.227-FAR14.</text:p>
      <text:list xml:id="list419389615"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sting. Byteman provides explicit support for test automation in four main areas:</text:p>
      <text:list xml:id="list4193896152" text:style-name="L1">
        <text:list-item>
          <text:p text:style-name="P21">tracing execution of specific code paths and displaying application or JVM state</text:p>
        </text:list-item>
        <text:list-item>
          <text:p text:style-name="P21">subverting normal execution by changing state, making unscheduled method calls or forcing an unexpected return or throw</text:p>
        </text:list-item>
        <text:list-item>
          <text:p text:style-name="P21">orchestrating the timing of activities performed by independent application threads</text:p>
        </text:list-item>
        <text:list-item>
          <text:p text:style-name="P21">monitoring and gathering statistics summarising application and JVM operation</text:p>
        </text:list-item>
      </text:list>
      <text:p text:style-name="P11">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1">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2026843858" text:continue-list="list419389615" text:style-name="Outline">
        <text:list-item>
          <text:list>
            <text:list-header>
              <text:h text:style-name="P29"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At the most basic level this can be achieved using the -<text:span text:style-name="Code_20_Text">javaagent</text:span> command line argument. The traiiling text appended to this argument points the JVM at a jar containing the Byteman rule engine. It may also identify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Command scripts are provided to simplify the task of loading the agent and installing rules into your program.</text:p>
      <text:p text:style-name="Text_20_body">In order to simplify test automation Byteman has been integrated with the two popular testing frameworks JUnit and TestNG, allowing Byteman tests to be driven from either ant or Maven. Using the integration modules fault injection testing involves no more than annotating your program with suitable rules and ensuring that the Byteman jars are located in the classpath.</text:p>
      <text:p text:style-name="Text_20_body"><text:soft-page-break/>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allowed you to focus in on the problem in hand using more and more specific trace or monitoring rules. Note that when rules are removed the methods they affect are guaranteed to return to their original behaviour.</text:p>
      <text:p text:style-name="Text_20_body">Full details of how to install the Byteman agent and how to upload rules either at boot time or at runtime are provided in subsection <text:reference-ref text:reference-format="text" text:ref-name="Running Applications With Byteman">Running Applications with Byteman</text:reference-ref>. Full examples of <text:s/>how to use Byteman from the command line, plus examples of how to configure annotation based fault injection testing from ant or Maven project, are available in the online tutorials which are linked from the documentation page of the Byteman site http://www.jboss.org/byteman.</text:p>
      <text:list xml:id="list519576053"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2365329721" text:style-name="L2">
        <text:list-item>
          <text:p text:style-name="P22"><text:span text:style-name="T1">where</text:span> during application execution a side-effect should occur</text:p>
        </text:list-item>
        <text:list-item>
          <text:p text:style-name="P22"><text:span text:style-name="T1">whether</text:span> the side-effect should happen or not</text:p>
        </text:list-item>
        <text:list-item>
          <text:p text:style-name="P22"><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text:soft-page-break/>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711798729" text:continue-list="list519576053"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223915324"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text:soft-page-break/>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678280277"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816437930" text:continue-numbering="true" text:style-name="Outline">
        <text:list-item>
          <text:list>
            <text:list-header>
              <text:h text:style-name="Heading_20_2" text:outline-level="2" text:is-list-header="true"><text:soft-page-break/>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107973295" text:style-name="L3">
        <text:list-item>
          <text:p text:style-name="P23">the <text:span text:style-name="T1">trigger method</text:span>, i.e. the method which contains the trigger point</text:p>
        </text:list-item>
        <text:list-item>
          <text:p text:style-name="P23">the rule which has been matched</text:p>
        </text:list-item>
        <text:list-item>
          <text:p text:style-name="P23">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563658739" text:continue-list="list1816437930" text:style-name="Outline">
        <text:list-item>
          <text:list>
            <text:list-header>
              <text:h text:style-name="P29" text:outline-level="2" text:is-list-header="true"><text:soft-page-break/><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835719112" text:continue-numbering="true" text:style-name="Outline">
        <text:list-item>
          <text:list>
            <text:list-header>
              <text:h text:style-name="P29"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text:soft-page-break/>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987147980" text:continue-numbering="true" text:style-name="Outline">
        <text:list-header>
          <text:h text:style-name="Heading_20_1" text:outline-level="1" text:is-list-header="true">The Byteman Rule Language</text:h>
        </text:list-header>
      </text:list>
      <text:p text:style-name="P3">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270536027" text:continue-numbering="true" text:style-name="Outline">
        <text:list-item>
          <text:list>
            <text:list-header>
              <text:h text:style-name="P29"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text:soft-page-break/>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list xml:id="list489938583" text:style-name="L4">
        <text:list-item>
          <text:p text:style-name="P24">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item>
        <text:list-item>
          <text:p text:style-name="P24">Inner classes can be specified by employing the (internal format) '$' separator to distinguish an inner class from its enclosing outer class e.g. <text:span text:style-name="Code_20_Text">org.my.List$Cons</text:span>, <text:span text:style-name="Code_20_Text">Map$Entry$Wrapper</text:span>. </text:p>
        </text:list-item>
      </text:list>
      <text:list xml:id="list191831639" text:continue-list="list1270536027"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019052471"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4"><text:bookmark-start text:name="DDE_LINK20"/><text:soft-page-break/>RULE trace Object.finalize<text:line-break/>CLASS java.lang.Object<text:line-break/>METHOD finalize<text:line-break/>IF TRUE<text:line-break/>DO System.out.println(“Finalizing “ + $0)<text:line-break/><text:bookmark-end text:name="DDE_LINK20"/>ENDRULE</text:p>
      <text:p text:style-name="P3">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3">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4"><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3">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3">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4">RULE trace Object.finalize at initial call<text:line-break/>CLASS ^java.lang.Object<text:line-break/>METHOD finalize<text:line-break/>IF NOT callerEquals(“finalize”)<text:line-break/>DO System.out.println(“Finalizing “ + $0)<text:line-break/>ENDRUL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806194085" text:continue-numbering="true" text:style-name="Outline">
        <text:list-item>
          <text:list>
            <text:list-item>
              <text:list>
                <text:list-header>
                  <text:h text:style-name="P30"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406370083" text:continue-numbering="true" text:style-name="Outline">
        <text:list-item>
          <text:list>
            <text:list-item>
              <text:list>
                <text:list-header>
                  <text:h text:style-name="P30"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4"><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10">If a location specifier is provided it must immediately follow the <text:span text:style-name="Code_20_Text">METHOD</text:span> specifier. If no location specifier is provided it defaults to <text:span text:style-name="Code_20_Text">AT ENTRY</text:span>.</text:p>
      <text:p text:style-name="P10">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10">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10">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10">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10">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10">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10">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10"><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10">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10">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10">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10"><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615091935"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2031298146"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731452477" text:continue-list="list489938583" text:style-name="L4">
        <text:list-item>
          <text:p text:style-name="P24">references to previously bound variables</text:p>
        </text:list-item>
        <text:list-item>
          <text:p text:style-name="P24">references to the trigger method recipient or parameters</text:p>
        </text:list-item>
        <text:list-item>
          <text:p text:style-name="P24">references to the local variables in scope at the trigger point</text:p>
        </text:list-item>
        <text:list-item>
          <text:p text:style-name="P24">references to special variables <text:span text:style-name="Code_20_Text">$!</text:span>, <text:span text:style-name="Code_20_Text">$^</text:span>, <text:span text:style-name="Code_20_Text">$#,</text:span> <text:span text:style-name="Code_20_Text">$*</text:span>, <text:span text:style-name="Code_20_Text">$@</text:span>, <text:span text:style-name="Code_20_Text">$CLASS</text:span> and <text:span text:style-name="Code_20_Text">$METHOD</text:span></text:p>
        </text:list-item>
        <text:list-item>
          <text:p text:style-name="P24">static field references</text:p>
        </text:list-item>
        <text:list-item>
          <text:p text:style-name="P24">primitive literals</text:p>
        </text:list-item>
        <text:list-item>
          <text:p text:style-name="P24">field accesses</text:p>
        </text:list-item>
        <text:list-item>
          <text:p text:style-name="P24">static or instance method invocations</text:p>
        </text:list-item>
        <text:list-item>
          <text:p text:style-name="P24">built-in operation invocations</text:p>
        </text:list-item>
      </text:list>
      <text:p text:style-name="Text_20_body">n.b. built-in operations are explained in more detail below.</text:p>
      <text:p text:style-name="Text_20_body"><text:soft-page-break/>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69450643" text:style-name="L5">
        <text:list-item>
          <text:p text:style-name="P25">throw and return operations are only allowed as the last action in a sequence of rule actions (see below).</text:p>
        </text:list-item>
      </text:list>
      <text:list xml:id="list172596736" text:style-name="L6">
        <text:list-item>
          <text:p text:style-name="P26">Expressions should obey the normal rules regarding associativity and precedence.</text:p>
        </text:list-item>
        <text:list-item>
          <text:p text:style-name="P26">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6">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6">Special variables provide access to other trigger method data. There are currently 7 such special variables:</text:p>
          <text:list>
            <text:list-item>
              <text:p text:style-name="P26"><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6">$!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6"><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6"><text:span text:style-name="Code_20_Text">$#</text:span> has type <text:span text:style-name="Code_20_Text">int</text:span> and identifies the number of parameters supplied to the trigger method.</text:p>
            </text:list-item>
            <text:list-item>
              <text:p text:style-name="P26"><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6"><text:span text:style-name="Code_20_Text">$@</text:span>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text:span text:style-name="Code_20_Text">AFTER INVOKE</text:span> rules. The array contains the call arguments located on the stack just before the trigger method calls the AT INVOKE target method. These values are no longer available after the call has completed.</text:p>
            </text:list-item>
            <text:list-item>
              <text:p text:style-name="P26"><text:span text:style-name="Code_20_Text">$CLASS</text:span> is valid in all rules and is bound to a <text:span text:style-name="Code_20_Text">String</text:span> whose value is the full package qualified name of the trigger class for the rule. The trigger class is the <text:soft-page-break/>class whose method the rule has been injected into. Note that this is normally the same as the target class mentioned in the <text:span text:style-name="Code_20_Text">CLASS</text:span> clause of the rule. However, when injecting into interfaces or using overriding injection the trigger class may be an implementation or subclass, respectively, of the target class. <text:s/>So there may be more than one trigger class for any given target class.</text:p>
            </text:list-item>
            <text:list-item>
              <text:p text:style-name="P26">$METHOD <text:s/>is valid in all rules and is bound to a <text:span text:style-name="Code_20_Text">String</text:span> whose value is the full name of the trigger method into which the rule has been injected, qualified with signature and return type. <text:s/>Note that this is normally the same as the target method mentioned in the <text:span text:style-name="Code_20_Text">METHOD</text:span> clause of the rule. However, the target method may omit the signature and return type. So there may be more than one trigger method for any given target <text:s/>method.</text:p>
            </text:list-item>
          </text:list>
        </text:list-item>
        <text:list-item>
          <text:p text:style-name="P26">Assignments may update the bindings for rule variables introduced in the <text:span text:style-name="Code_20_Text">BINDS</text:span> 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6">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6">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item>
          <text:p text:style-name="P26">Byteman provides the English language keywords listed below which can be used in place of the related standard Java operators (in brackets):<text:line-break/><text:span text:style-name="Code_20_Text">OR</text:span> (<text:span text:style-name="Code_20_Text">||</text:span>), <text:span text:style-name="Code_20_Text">AND</text:span> (<text:span text:style-name="Code_20_Text">&amp;&amp;</text:span>), <text:span text:style-name="Code_20_Text">NOT</text:span> (<text:span text:style-name="Code_20_Text">!</text:span>), <text:span text:style-name="Code_20_Text">LE</text:span> (<text:span text:style-name="Code_20_Text">&lt;=</text:span>), <text:span text:style-name="Code_20_Text">LT</text:span> (<text:span text:style-name="Code_20_Text">&lt;</text:span>), <text:span text:style-name="Code_20_Text">EQ</text:span> (<text:span text:style-name="Code_20_Text">==</text:span>), <text:span text:style-name="Code_20_Text">NE</text:span> (<text:span text:style-name="Code_20_Text">!=</text:span>), <text:span text:style-name="Code_20_Text">GE</text:span> (<text:span text:style-name="Code_20_Text">&gt;=</text:span>), <text:span text:style-name="Code_20_Text">GT</text:span> (<text:span text:style-name="Code_20_Text">&gt;</text:span>), <text:span text:style-name="Code_20_Text">TIMES</text:span> (<text:span text:style-name="Code_20_Text">*</text:span>), <text:span text:style-name="Code_20_Text">DIVIDE</text:span> (<text:span text:style-name="Code_20_Text">/</text:span>), <text:span text:style-name="Code_20_Text">PLUS</text:span> (<text:span text:style-name="Code_20_Text">+</text:span>), <text:span text:style-name="Code_20_Text">MINUS</text:span> (<text:span text:style-name="Code_20_Text">-</text:span>), <text:span text:style-name="Code_20_Text">MOD</text:span> (<text:span text:style-name="Code_20_Text">%</text:span>),<text:line-break/>keywords are recognised in either upper or lower (but not mixed) case<text:line-break/>keywords may clash with the same names where they they occur as legal Java identifiers in the target classes and methods specified in Byteman rules</text:p>
        </text:list-item>
      </text:list>
      <text:list xml:id="list510390488" text:continue-list="list2031298146"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text:soft-page-break/>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79522750"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text:soft-page-break/>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320756370" text:continue-numbering="true" text:style-name="Outline">
        <text:list-item>
          <text:list>
            <text:list-header>
              <text:h text:style-name="Heading_20_2" text:outline-level="2" text:is-list-header="true">Built-In Calls</text:h>
            </text:list-header>
          </text:list>
        </text:list-item>
      </text:list>
      <text:p text:style-name="P3">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3">This method prints the supplied string to <text:span text:style-name="Code_20_Text">System.out</text:span> and always returns true. It can be used in a rule action to display a trace message, for example:</text:p>
      <text:p text:style-name="Code">DO<text:tab/>debug(“killing JVM”), killJVM()</text:p>
      <text:p text:style-name="P3">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text:soft-page-break/>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808787380"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ext:soft-page-break/>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HELPER HelperSub<text:line-break/># helper example 3<text:line-break/>RULE helping hand<text:line-break/>. . .<text:line-break/>RULE I can't help myself<text:line-break/>. . .<text:line-break/>RULE help, I need somebody<text:line-break/>CLASS . . .<text:line-break/>METHOD . . .<text:line-break/>HELPER YellowSub</text:p>
      <text:list xml:id="list1121843000"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042771900" text:style-name="L7">
        <text:list-item>
          <text:p text:style-name="P27">an activate event occurs when an install cause <text:span text:style-name="T1">R(H)</text:span> to transition from empty to non-empty</text:p>
        </text:list-item>
        <text:list-item>
          <text:p text:style-name="P27">an install event occurs when <text:span text:style-name="T1">r(H)</text:span> is installed in <text:span text:style-name="T1">R(H)</text:span></text:p>
        </text:list-item>
        <text:list-item>
          <text:p text:style-name="P27">an uninstall event occurs when <text:span text:style-name="T1">r(H)</text:span> is uninstalled from <text:span text:style-name="T1">R(H)</text:span></text:p>
        </text:list-item>
        <text:list-item>
          <text:p text:style-name="P27">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text:soft-page-break/>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953368434" text:continue-list="list1121843000" text:style-name="Outline">
        <text:list-header>
          <text:h text:style-name="Heading_20_1" text:outline-level="1" text:is-list-header="true">Byteman Rule Language Standard Built-Ins</text:h>
        </text:list-header>
      </text:list>
      <text:p text:style-name="P3">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201560685"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246048691" text:continue-numbering="true" text:style-name="Outline">
        <text:list-item>
          <text:list>
            <text:list-item>
              <text:list>
                <text:list-header>
                  <text:h text:style-name="P31"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rendezvous(Object identifier, long timeout)<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text:p>
      <text:p text:style-name="P1"><text:span text:style-name="Code_20_Text">rendezvous</text:span> may also be passed a timeout identifying the number of milliseconds which the caller should wait for the all threads to arrive. If the timeout interval is exceeded without the desired number of threads reaching the rendezvous a (runtime) exception will be thrown from the call. A zero or negative timeout value means do not time out.</text:p>
      <text:p text:style-name="P1"><text:span text:style-name="Code_20_Text">isRendezvous</text:span> will return true if a rendezvous identified by <text:span text:style-name="Code_20_Text">identifier</text:span> with the <text:soft-page-break/><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681705471" text:continue-numbering="true" text:style-name="Outline">
        <text:list-item>
          <text:list>
            <text:list-item>
              <text:list>
                <text:list-header>
                  <text:h text:style-name="P31"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4">public boolean createJoin(Object identifier, int expected)<text:line-break/>public boolean isJoin(Object identifier, int expected)<text:line-break/>public boolean joinEnlist(Object identifier, int expected)<text:line-break/>public boolean joinWait(Object identifier, int expected)<text:line-break/>public boolean joinWait(Object identifier,<text:line-break/> <text:s text:c="23"/>int expected,long timeout)</text:p>
      <text:p text:style-name="P3"><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3"><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3"><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3">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oft-page-break/><text:span text:style-name="Code_20_Text">expected</text:span> count it returns <text:span text:style-name="Code_20_Text">false</text:span>. </text:p>
      <text:p text:style-name="P2"><text:span text:style-name="Code_20_Text">joinWait</text:span> may also be passed a timeout identifying the number of milliseconds which the caller should wait for the thread count to reach the expected count and for the subsequent join operations to complete. If the timeout interval is exceeded without the desired number of threads reaching the expected count a (runtime) exception will be thrown from the call. A zero or negative timeout value means do not time out.</text:p>
      <text:list xml:id="list1907534822"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905445881"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text:soft-page-break/>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312694962" text:continue-numbering="true" text:style-name="Outline">
        <text:list-item>
          <text:list>
            <text:list-item>
              <text:list>
                <text:list-header>
                  <text:h text:style-name="P31"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220253491" text:continue-numbering="true" text:style-name="Outline">
        <text:list-item>
          <text:list>
            <text:list-item>
              <text:list>
                <text:list-header>
                  <text:h text:style-name="P31"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text:soft-page-break/>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482111062"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55421448" text:continue-numbering="true" text:style-name="Outline">
        <text:list-item>
          <text:list>
            <text:list-item>
              <text:list>
                <text:list-header>
                  <text:h text:style-name="P31"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text:soft-page-break/>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4">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4">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3">With this version the rule is triggered <text:s/>recursively under the call to <text:span text:style-name="Code_20_Text">traceln</text:span> but the condition stops it being fired, breaking the recursion.</text:p>
      <text:p text:style-name="P3">Of course in other cases it may not be so simple to come up with a condition which avoids recursive firing. So, the default helper provides the following method which allows triggering to be disabled or re-enabled while the rule is executing</text:p>
      <text:p text:style-name="P4"><text:bookmark-start text:name="DDE_LINK92"/><text:bookmark-start text:name="DDE_LINK101"/>public void setTriggering(boolean enabled)<text:bookmark-end text:name="DDE_LINK92"/><text:bookmark-end text:name="DDE_LINK101"/></text:p>
      <text:p text:style-name="P3">If <text:span text:style-name="Code_20_Text">enabled</text:span> is false then triggering is disabled during execution of subsequent expressions in the rule body. If it is true then triggering is re-enabled.</text:p>
      <text:p text:style-name="P3">This can be used to implement the behaviour shown in the example above without the need to identify a suitable conditional</text:p>
      <text:p text:style-name="P4">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3">Note that once execution of the rule has completed triggering is automatically re-enabled so, in this case, there is no need to call <text:span text:style-name="Code_20_Text">setTriggering(true)</text:span> at the end of the DO <text:soft-page-break/>clause.</text:p>
      <text:list xml:id="list703195820"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9"><text:span text:style-name="Code_20_Text">org.jboss.byteman.debug</text:span></text:p>
      <text:list xml:id="list2157276067"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ext:soft-page-break/>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342703048"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handleIncoming</text:span> of class <text:span text:style-name="Code_20_Text">MyOtherClass</text:span>:</text:p>
      <text:p text:style-name="Code">RULE trace getData call under handleIncoming<text:line-break/>CLASS MyClass<text:line-break/>METHOD myGetData<text:line-break/>IF callerEquals("MyOtherClass.handleIncoming", true)<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String.matches() otherwise it compared using String.equals(). The <text:span text:style-name="Code_20_Text">callerEquals</text:span> <text:soft-page-break/>methods pass this argument to callerCheck as <text:span text:style-name="Code_20_Text">false</text:span> and the callerMatches methods pass this argument as <text:span text:style-name="Code_20_Text">true</text:span>.</text:p>
      <text:list xml:id="list1344842373" text:continue-numbering="true" text:style-name="Outline">
        <text:list-item>
          <text:list>
            <text:list-item>
              <text:list>
                <text:list-header>
                  <text:h text:style-name="P30"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789596626" text:continue-numbering="true" text:style-name="Outline">
        <text:list-item>
          <text:list>
            <text:list-item>
              <text:list>
                <text:list-header>
                  <text:h text:style-name="P31" text:outline-level="3" text:is-list-header="true">Selective Stack Tracing Using a Regular Expression Filter</text:h>
                </text:list-header>
              </text:list>
            </text:list-item>
          </text:list>
        </text:list-item>
      </text:list>
      <text:p text:style-name="P16">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4"><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4"><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869728063" text:continue-numbering="true" text:style-name="Outline">
        <text:list-item>
          <text:list>
            <text:list-item>
              <text:list>
                <text:list-header>
                  <text:h text:style-name="P31" text:outline-level="3" text:is-list-header="true"><text:bookmark-start text:name="__DdeLink__3673_1894777417"/>Stack Range Tracing</text:h>
                </text:list-header>
              </text:list>
            </text:list-item>
          </text:list>
        </text:list-item>
      </text:list>
      <text:p text:style-name="P17">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bookmark-end text:name="__DdeLink__3673_1894777417"/></text:p>
      <text:p text:style-name="Code">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text:soft-page-break/>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text:soft-page-break/>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2143927761" text:continue-numbering="true" text:style-name="Outline">
        <text:list-item>
          <text:list>
            <text:list-item>
              <text:list>
                <text:list-header>
                  <text:h text:style-name="P31" text:outline-level="3" text:is-list-header="true">Tracing Named Thread Stacks</text:h>
                </text:list-header>
              </text:list>
            </text:list-item>
          </text:list>
        </text:list-item>
      </text:list>
      <text:p text:style-name="P17">The default helper class also provides methods which can be used to trace or format the stack frames of a specific, named thread:</text:p>
      <text:p text:style-name="P15">public void traceThreadStack(String threadName)<text:line-break/>public void traceThreadStack(String threadName,<text:line-break/> <text:s text:c="28"/>String prefix)<text:line-break/>public void traceThreadStack(String threadName,<text:line-break/> <text:s text:c="28"/>String prefix,<text:line-break/> <text:s text:c="28"/>Object key)<text:line-break/><text:bookmark-start text:name="__DdeLink__3678_1894777417"/>public void traceThreadStack(String threadName,<text:line-break/> <text:s text:c="28"/>int maxFrames)<text:line-break/><text:bookmark-end text:name="__DdeLink__3678_1894777417"/>public void traceThreadStack(String threadName,<text:line-break/> <text:s text:c="28"/>String prefix,<text:line-break/> <text:s text:c="28"/><text:bookmark-start text:name="__DdeLink__3681_1894777417"/>int maxFrames<text:bookmark-end text:name="__DdeLink__3681_1894777417"/>)<text:line-break/>public void traceThreadStack(String threadName,<text:line-break/> <text:s text:c="28"/>String prefix,<text:line-break/> <text:s text:c="28"/>Object key,<text:line-break/> <text:s text:c="28"/>int maxFrames)<text:line-break/>public void formatThreadStack(String threadName)<text:line-break/>public void formatThreadStack(String threadName,<text:line-break/> <text:s text:c="28"/>String prefix)<text:line-break/><text:bookmark-start text:name="__DdeLink__3678_18947774171"/>public void traceThreadStack(String threadName,<text:line-break/> <text:s text:c="28"/>int maxFrames)<text:line-break/><text:bookmark-end text:name="__DdeLink__3678_18947774171"/>public void traceThreadStack(String threadName,<text:line-break/> <text:s text:c="28"/>String prefix,<text:line-break/> <text:s text:c="28"/>int maxFrames)</text:p>
      <text:p text:style-name="P17">or to trace or format the stacks of all threads in the runtime:</text:p>
      <text:p text:style-name="Code"><text:soft-page-break/><text:span text:style-name="T5">public void traceAllStacks()<text:line-break/>public void traceAllStacks(String prefix)<text:line-break/>public void traceAllStacks(String prefix, Object key)<text:line-break/>public void traceAllStacks(int maxFrames)<text:line-break/>public void traceAllStacks(String prefix, int maxFrames)<text:line-break/>public void traceAllStacks(String prefix, Object key, int maxFrames)<text:line-break/>public void formatAllStacks()<text:line-break/>public void formatAllStacks(</text:span><text:bookmark-start text:name="__DdeLink__3699_1894777417"/><text:span text:style-name="T5">String prefix</text:span><text:bookmark-end text:name="__DdeLink__3699_1894777417"/><text:span text:style-name="T5">)<text:line-break/>public void formatAllStacks(int maxFrames)<text:line-break/>public void formatAllStacks(String prefix , int maxFrames)</text:span></text:p>
      <text:list xml:id="list1592627234"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956146718" text:continue-numbering="true" text:style-name="Outline">
        <text:list-header>
          <text:h text:style-name="Heading_20_1" text:outline-level="1" text:is-list-header="tru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downloads">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part 1 of the Byteman Tutorial <text:s/><text:a xlink:type="simple" xlink:href="https://community.jboss.org/wiki/ABytemanTutorial#top">A Byteman Tutorial</text:a>.</text:p>
      <text:p text:style-name="Text_20_body">Details of how to configure an ant build script to employ the BMUnit package which integrates Byteman with JUnit and TestNG are provided in part 2 of the Byteman Tutorial <text:a xlink:type="simple" xlink:href="http://community.jboss.org/wiki/FaultInjectionTestingWithByteman#top">Fault Injection Testing With Byteman</text:a>.</text:p>
      <text:p text:style-name="Text_20_body">The downloads page also contains a link to downloads for older binary release versions. Note that from Byteman 1.1 onwards the agent can only be run in JDK 6 or 7. Previous releases can also be run in JDK 5. </text:p>
      <text:list xml:id="list151642028"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You can download these jars from the <text:a xlink:type="simple" xlink:href="http://central.sonatype.org/">Maven Central repository</text:a>.</text:p>
      <text:p text:style-name="Text_20_body">Details of how to configure your pom to provide the necessary jars are provided in part 2 of the Byteman Tutorial <text:a xlink:type="simple" xlink:href="http://community.jboss.org/wiki/FaultInjectionTestingWithByteman#top">Fault Injection Testing With Byteman</text:a>.</text:p>
      <text:p text:style-name="Text_20_body">Byteman also provides a maven plugin which can be used to parse and type-check your test rule scripts as part of the maven test cycle. Details of how to configure the maven plugin are provided in a tutorial available via the <text:a xlink:type="simple" xlink:href="http://www.jboss.org/byteman/documentation">Byteman project documentation page</text:a></text:p>
      <text:list xml:id="list427562333" text:continue-numbering="true" text:style-name="Outline">
        <text:list-item>
          <text:list>
            <text:list-header>
              <text:h text:style-name="P29" text:outline-level="2" text:is-list-header="true">Obtaining the source build tree</text:h>
            </text:list-header>
          </text:list>
        </text:list-item>
      </text:list>
      <text:p text:style-name="P1">If you want to extend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https://github.com/bytemanproject/byteman</text:a></text:p>
      <text:p text:style-name="P1">The source tree is structured as a maven project..</text:p>
      <text:list xml:id="list1725707080" text:continue-numbering="true" text:style-name="Outline">
        <text:list-item>
          <text:list>
            <text:list-header>
              <text:h text:style-name="Heading_20_2" text:outline-level="2" text:is-list-header="true"><text:soft-page-break/>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source and javadoc jars in the target directory of each of the dependent sub-modules, <text:span text:style-name="Code_20_Text">agent/target</text:span>, <text:span text:style-name="Code_20_Text">submit/target</text:span>, 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1521378387"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The Byteman tutorials explain how to use Byteman to trace and test the behaviour of a variety of programs ranging from simple examples to sophisticated test cases. <text:a xlink:type="simple" xlink:href="https://community.jboss.org/wiki/ABytemanTutorial#top">The first tutorial</text:a> covers the basics of how to run Byteman. <text:a xlink:type="simple" xlink:href="https://community.jboss.org/wiki/FaultInjectionTestingWithByteman#top">The second tutorial</text:a> covers the use of Byteman for fault injection testing. It includes details of how to use the annotation based testing package BMUnit which integrates Byteman with TestNG and JUnit. The tutorials are probably the best thing to look at if you are new to Byteman. The rest of this guide provides complete details of how to use Byteman from the Java command line and explains all the options which are available when using Byteman. Many of these options can also be configured when using Byteman from ant or maven.</text:p>
      <text:list xml:id="list2006020544"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text:soft-page-break/>aid to readability)</text:p>
      <text:p text:style-name="P1">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concatenating these options into a valid <text:span text:style-name="Code_20_Text">-javaagent</text:span> argument.</text:p>
      <text:list xml:id="list1572887854" text:continue-numbering="true" text:style-name="Outline">
        <text:list-item>
          <text:list>
            <text:list-header>
              <text:h text:style-name="Heading_20_2" text:outline-level="2" text:is-list-header="true">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1"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68713493" text:continue-numbering="true" text:style-name="Outline">
        <text:list-item>
          <text:list>
            <text:list-header>
              <text:h text:style-name="P29"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e separated by commas. Valid options include</text:p>
      <text:p text:style-name="P1"><text:soft-page-break/><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T9">resourcescript:</text:span><text:span text:style-name="T2">scriptfile</text:span> where <text:span text:style-name="Code_20_Text"><text:span text:style-name="T1">scriptfile</text:span></text:span> is a path to a resource file on the CLASSPATH containing Byteman rules. This option is like the script option except that the file containing the Byteman rules is located as a class loader resource (the <text:span text:style-name="Code_20_Text"><text:span text:style-name="T1">scriptfile</text:span></text:span> argument is passed directly to <text:s/><text:span text:style-name="Code_20_Text">ClassLoader.getSystemResourceAsStream()</text:span>)</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0">care</text:span> of this requirement.</text:p>
      <text:list xml:id="list332293660" text:continue-numbering="true" text:style-name="Outline">
        <text:list-item>
          <text:list>
            <text:list-header>
              <text:h text:style-name="P29" text:outline-level="2" text:is-list-header="true"><text:span text:style-name="T5">Running</text:span> Byteman Using S<text:span text:style-name="T5">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oft-page-break/><text:span text:style-name="Code_20_Text">bmjava [-p port] [-h host] \<text:line-break/></text:span><text:span text:style-name="Code_20_Text">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1615776880" text:continue-numbering="true" text:style-name="Outline">
        <text:list-item>
          <text:list>
            <text:list-header>
              <text:h text:style-name="P29" text:outline-level="2" text:is-list-header="true"><text:span text:style-name="Code_20_Text"><text:span text:style-name="T5">Submitting</text:span></text:span><text:span text:style-name="Code_20_Text"><text:span text:style-name="T4">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179304472" text:style-name="L8">
        <text:list-item>
          <text:p text:style-name="P28">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text:soft-page-break/>window following the upload where neither the old nor the new rule is triggered.</text:p>
        </text:list-item>
        <text:list-item>
          <text:p text:style-name="P28">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8">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list xml:id="list352836139" text:continue-list="list1615776880" text:style-name="Outline">
        <text:list-item>
          <text:list>
            <text:list-header>
              <text:h text:style-name="Heading_20_2" text:outline-level="2" text:is-list-header="true"><text:span text:style-name="Code_20_Text"><text:span text:style-name="T4">Checking Rules Offline Using Script bmcheck</text:span></text:span></text:h>
            </text:list-header>
          </text:list>
        </text:list-item>
      </text:list>
      <text:p text:style-name="P1"><text:span text:style-name="Code_20_Text"><text:span text:style-name="T4">The installed bin directory contains a script called </text:span></text:span><text:span text:style-name="Code_20_Text">bmcheck</text:span><text:span text:style-name="Code_20_Text"><text:span text:style-name="T4">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4"> to locate the byteman </text:span></text:span><text:span text:style-name="Code_20_Text"><text:span text:style-name="T4">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single classpath element used to locate classes mentioned in the </text:span><text:soft-page-break/><text:span text:style-name="T4">scripts. If your code is located in several jars then you must supply -cp multiple time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104447317" text:continue-numbering="true" text:style-name="Outline">
        <text:list-item>
          <text:list>
            <text:list-header>
              <text:h text:style-name="P29" text:outline-level="2" text:is-list-header="true"><text:span text:style-name="T5">Installing </text:span><text:span text:style-name="T4">And Submitting from Java</text:span></text:h>
            </text:list-header>
          </text:list>
        </text:list-item>
      </text:list>
      <text:p text:style-name="Text_20_body"><text:span text:style-name="T4">The scripts </text:span><text:span text:style-name="Code_20_Text">bminstall</text:span><text:span text:style-name="T4"> and </text:span><text:span text:style-name="Code_20_Text">bmsubmit</text:span><text:span text:style-name="T4">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located,respectively, in the </text:span><text:span text:style-name="Code_20_Text">byteman-install</text:span><text:span text:style-name="T4"> and </text:span><text:span text:style-name="Code_20_Text">byteman-submit</text:span><text:span text:style-name="T4"> jars in the installed </text:span><text:span text:style-name="Code_20_Text">lib</text:span><text:span text:style-name="T4">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P12">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 running a test and then remove these side effects ready for the next test. Details of how to use BMUnit are provided in the 2ndof the Byteman tutorials which can be accessed from the Byteman <text:s/>Documentation page of the Byteman project web site located at jboss.org.</text:p>
      <text:p text:style-name="P12">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p>
      <text:list xml:id="list553502509" text:continue-numbering="true" text:style-name="Outline">
        <text:list-item>
          <text:list>
            <text:list-header>
              <text:h text:style-name="P29"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4"><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4"><text:span text:style-name="Code_20_Text"><text:span text:style-name="T9">org.jboss.byteman.dump.generated.classes</text:span></text:span></text:p>
      <text:p text:style-name="P1"><text:s/>is set the agent transformer code will dump a class file containing the bytecode of any <text:soft-page-break/>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4"><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4"><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4"><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4"><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n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helps to minimise the extent to which the agent perturbs the timing of application runs. This is particularly important when testing multi-threaded applications where timing is highly significant.</text:span></text:span></text:p>
      <text:p text:style-name="Text_20_body"><text:bookmark-start text:name="DDE_LINK24"/><text:soft-page-break/>If <text:s/>system property</text:p>
      <text:p text:style-name="P4"><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4"><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margin-top="0in" fo:margin-bottom="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margin-top="0in" fo:margin-bottom="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style:font-name="Liberation Sans1"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Andrew Dinn</meta:initial-creator>
    <meta:creation-date>2008-09-25T16:33:44</meta:creation-date>
    <dc:creator>Andrew Dinn</dc:creator>
    <dc:date>2014-06-24T16:49:31</dc:date>
    <meta:printed-by>Andrew Dinn</meta:printed-by>
    <meta:print-date>2008-09-26T17:21:42</meta:print-date>
    <meta:editing-cycles>238</meta:editing-cycles>
    <meta:editing-duration>P3DT2H29M22S</meta:editing-duration>
    <meta:document-statistic meta:table-count="0" meta:image-count="0" meta:object-count="0" meta:page-count="51" meta:paragraph-count="559" meta:word-count="20454" meta:character-count="133028" meta:non-whitespace-character-count="108558"/>
    <meta:user-defined meta:name="Info 1"/>
    <meta:user-defined meta:name="Info 2"/>
    <meta:user-defined meta:name="Info 3"/>
    <meta:user-defined meta:name="Info 4"/>
  </office:meta>
</office:document-meta>
</file>